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E2000000DF9FDFEDC5.jpg"/>
  <manifest:file-entry manifest:media-type="image/png" manifest:full-path="Pictures/100000000000001C00000032101CE2B8.png"/>
  <manifest:file-entry manifest:media-type="" manifest:full-path="Pictures/200000AB0000BC000000ABC6B0791D51.wmf"/>
  <manifest:file-entry manifest:media-type="image/png" manifest:full-path="Pictures/100002000000013D0000008D265F96E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Grande" svg:font-family="'Lucida Grande'" style:font-family-generic="swiss"/>
    <style:font-face style:name="Lucida Sans1" svg:font-family="'Lucida Sans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5.8563in" fo:margin-left="0.2347in" table:align="left" style:writing-mode="lr-tb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4.293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2f2f2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3" style:family="table">
      <style:table-properties style:width="5.8563in" fo:margin-left="0.2347in" table:align="left" style:writing-mode="lr-tb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4.293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f2f2f2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4" style:family="table">
      <style:table-properties style:width="5.8563in" fo:margin-left="0.2347in" table:align="left" style:writing-mode="lr-tb"/>
    </style:style>
    <style:style style:name="Table4.A" style:family="table-column">
      <style:table-column-properties style:column-width="1.325in"/>
    </style:style>
    <style:style style:name="Table4.B" style:family="table-column">
      <style:table-column-properties style:column-width="4.531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4.B1" style:family="table-cell">
      <style:table-cell-properties style:vertical-align="middle" fo:background-color="#f2f2f2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4.A4" style:family="table-cell">
      <style:table-cell-properties style:vertical-align="middle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itle">
      <style:paragraph-properties fo:text-align="end" style:justify-single-word="false"/>
    </style:style>
    <style:style style:name="P3" style:family="paragraph" style:parent-style-name="Title" style:master-page-name="First_20_Page">
      <style:paragraph-properties fo:text-align="end" style:justify-single-word="false" style:page-number="auto"/>
    </style:style>
    <style:style style:name="P4" style:family="paragraph" style:parent-style-name="Command">
      <style:paragraph-properties fo:margin-left="0.2953in" fo:margin-right="0.0028in" fo:text-indent="0in" style:auto-text-indent="false"/>
    </style:style>
    <style:style style:name="P5" style:family="paragraph" style:parent-style-name="Caption">
      <style:paragraph-properties fo:text-align="center" style:justify-single-word="false" fo:keep-with-next="always"/>
    </style:style>
    <style:style style:name="P6" style:family="paragraph" style:parent-style-name="Caption">
      <style:paragraph-properties fo:margin-left="0.8862in" fo:margin-right="0.3965in" fo:text-indent="-0.5902in" style:auto-text-indent="false" fo:keep-with-next="always"/>
    </style:style>
    <style:style style:name="P7" style:family="paragraph" style:parent-style-name="Caption">
      <style:paragraph-properties fo:margin-left="2.2646in" fo:margin-right="1.578in" fo:text-align="start" style:justify-single-word="false" fo:text-indent="-0.6898in" style:auto-text-indent="false"/>
    </style:style>
    <style:style style:name="P8" style:family="paragraph" style:parent-style-name="Contents_20_1">
      <style:paragraph-properties>
        <style:tab-stops>
          <style:tab-stop style:position="6.2681in" style:type="right" style:leader-style="dotted" style:leader-text="."/>
          <style:tab-stop style:position="6.5in" style:type="right"/>
        </style:tab-stops>
      </style:paragraph-properties>
    </style:style>
    <style:style style:name="P9" style:family="paragraph" style:parent-style-name="ConfigFile">
      <style:paragraph-properties fo:margin-left="0.2953in" fo:margin-right="0.0028in" fo:text-indent="0in" style:auto-text-indent="false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3" style:family="paragraph" style:parent-style-name="Standard">
      <style:paragraph-properties style:snap-to-layout-grid="false"/>
      <style:text-properties fo:font-size="11pt" style:font-size-asian="11pt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weight-complex="bol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>
        <style:tab-stops>
          <style:tab-stop style:position="0.6665in"/>
          <style:tab-stop style:position="6.2618in" style:type="right" style:leader-style="dotted" style:leader-text="."/>
        </style:tab-stops>
      </style:paragraph-properties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>
      <style:paragraph-properties fo:margin-left="0in" fo:margin-right="0.0028in" fo:text-indent="0in" style:auto-text-indent="false"/>
    </style:style>
    <style:style style:name="P20" style:family="paragraph" style:parent-style-name="Standard">
      <style:paragraph-properties fo:margin-left="0in" fo:margin-right="0.25in" fo:text-indent="0in" style:auto-text-indent="false" style:snap-to-layout-grid="false"/>
      <style:text-properties fo:font-size="12pt" style:font-size-asian="12pt"/>
    </style:style>
    <style:style style:name="P21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</style:style>
    <style:style style:name="P22" style:family="paragraph" style:parent-style-name="Header">
      <style:paragraph-properties>
        <style:tab-stops/>
      </style:paragraph-properties>
      <style:text-properties fo:font-size="11pt" style:font-size-asian="11pt"/>
    </style:style>
    <style:style style:name="P23" style:family="paragraph" style:parent-style-name="Header">
      <style:paragraph-properties style:snap-to-layout-grid="false">
        <style:tab-stops/>
      </style:paragraph-properties>
      <style:text-properties fo:font-size="11pt" style:font-size-asian="11pt"/>
    </style:style>
    <style:style style:name="P24" style:family="paragraph" style:parent-style-name="Header">
      <style:text-properties fo:language="none" fo:country="none" style:language-asian="none" style:country-asian="none"/>
    </style:style>
    <style:style style:name="P25" style:family="paragraph" style:parent-style-name="Main_20_Title">
      <style:paragraph-properties fo:break-before="page"/>
    </style:style>
    <style:style style:name="P26" style:family="paragraph" style:parent-style-name="SourceCode">
      <style:paragraph-properties fo:margin-left="0.3in" fo:margin-right="-0.0008in" fo:text-indent="0in" style:auto-text-indent="false"/>
    </style:style>
    <style:style style:name="P27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28" style:family="paragraph" style:parent-style-name="Tabletext">
      <style:paragraph-properties style:snap-to-layout-grid="false"/>
    </style:style>
    <style:style style:name="P29" style:family="paragraph" style:parent-style-name="Tabletext">
      <style:paragraph-properties style:snap-to-layout-grid="false"/>
      <style:text-properties fo:language="en" fo:country="GB"/>
    </style:style>
    <style:style style:name="P30" style:family="paragraph">
      <style:paragraph-properties style:line-height-at-least="0.0945in" fo:text-align="justify" style:writing-mode="lr-tb"/>
    </style:style>
    <style:style style:name="P31" style:family="paragraph">
      <style:paragraph-properties style:writing-mode="lr-tb"/>
    </style:style>
    <style:style style:name="T1" style:family="text">
      <style:text-properties style:font-name="Times New Roman" fo:font-weight="bold" style:font-weight-asian="bold" style:font-name-complex="Times New Roman" text:display="true"/>
    </style:style>
    <style:style style:name="T2" style:family="text">
      <style:text-properties fo:font-size="14pt" style:font-size-asian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/>
    </style:style>
    <style:style style:name="T5" style:family="text">
      <style:text-properties fo:font-weight="normal" style:font-weight-asian="normal" style:font-weight-complex="bold"/>
    </style:style>
    <style:style style:name="T6" style:family="text">
      <style:text-properties fo:language="none" fo:country="none" style:language-asian="none" style:country-asian="none"/>
    </style:style>
    <style:style style:name="T7" style:family="text"/>
    <style:style style:name="T8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<text:subject>Project Name</text:subject></text:p>
      <text:p text:style-name="P2"><text:span text:style-name="Comment_20_Reference"><text:span text:style-name="T1"><office:annotation><dc:creator>Igor Čavrak</dc:creator><dc:date>2004-10-13T10:12:00</dc:date><text:p text:style-name="P30"><text:span text:style-name="T8">change in File -&gt; Properties</text:span></text:p></office:annotation></text:span></text:span><text:title>{Document Type}</text:title><text:span text:style-name="Comment_20_Reference"><text:span text:style-name="T1"><office:annotation><dc:creator>Igor Čavrak</dc:creator><dc:date>2003-12-08T11:50:00</dc:date><text:p text:style-name="P30"><text:span text:style-name="T8">User Guide, Installation Guide, Technical Documentation, …</text:span></text:p></office:annotation></text:span></text:span></text:p>
      <text:p text:style-name="P2"/>
      <text:p text:style-name="P2"><text:span text:style-name="T2">Version </text:span><text:span text:style-name="T2"><text:user-defined style:data-style-name="N0" text:name="Version Number">1.0</text:user-defined></text:span><text:span text:style-name="Comment_20_Reference"><text:span text:style-name="T1"><office:annotation><dc:creator>Igor Čavrak</dc:creator><dc:date>2004-10-13T10:13:00</dc:date><text:p text:style-name="P30"><text:span text:style-name="T8">change in File -&gt; Properties</text:span></text:p></office:annotation></text:span></text:span></text:p>
      <text:p text:style-name="Standard"/>
      <text:p text:style-name="P25">Revis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Date</text:p>
          </table:table-cell>
          <table:table-cell table:style-name="Table1.A1" office:value-type="string">
            <text:p text:style-name="P27">Version</text:p>
          </table:table-cell>
          <table:table-cell table:style-name="Table1.A1" office:value-type="string">
            <text:p text:style-name="P27">Description</text:p>
          </table:table-cell>
          <table:table-cell table:style-name="Table1.D1" office:value-type="string">
            <text:p text:style-name="P27">Author</text:p>
          </table:table-cell>
        </table:table-row>
        <table:table-row table:style-name="Table1.1">
          <table:table-cell table:style-name="Table1.A1" office:value-type="string">
            <text:p text:style-name="Tabletext">2002-00-00</text:p>
          </table:table-cell>
          <table:table-cell table:style-name="Table1.A1" office:value-type="string">
            <text:p text:style-name="Tabletext">0.01</text:p>
          </table:table-cell>
          <table:table-cell table:style-name="Table1.A1" office:value-type="string">
            <text:p text:style-name="Tabletext">Initial Draft</text:p>
          </table:table-cell>
          <table:table-cell table:style-name="Table1.D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D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D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28"/>
          </table:table-cell>
        </table:table-row>
      </table:table>
      <text:p text:style-name="Standard"/>
      <text:h text:style-name="P1" text:outline-level="1">Introduction</text:h>
      <text:p text:style-name="Standard"/>
      <text:h text:style-name="Heading_20_2" text:outline-level="2">Purpose of this document</text:h>
      <text:p text:style-name="Standard">The purpose of this document is …</text:p>
      <text:p text:style-name="Standard"/>
      <text:h text:style-name="Heading_20_2" text:outline-level="2">Document organization</text:h>
      <text:p text:style-name="Standard">The document is organized as follows: </text:p>
      <text:p text:style-name="Standard"/>
      <text:list xml:id="list2382608157023406695" text:style-name="L1">
        <text:list-item>
          <text:p text:style-name="P17">Section 1, <text:span text:style-name="T3">Introduction,</text:span> describes contents of this guide, used documentation during developing process etc.</text:p>
        </text:list-item>
      </text:list>
      <text:p text:style-name="Standard"/>
      <text:h text:style-name="Heading_20_2" text:outline-level="2">Intended Audience</text:h>
      <text:p text:style-name="Standard">The intended audience is:</text:p>
      <text:list xml:id="list6572441122488667231" text:style-name="L2">
        <text:list-item>
          <text:p text:style-name="P18"/>
        </text:list-item>
      </text:list>
      <text:p text:style-name="Standard"/>
      <text:h text:style-name="Heading_20_2" text:outline-level="2">Scope</text:h>
      <text:p text:style-name="Standard">What this document addresses and what does not address …</text:p>
      <text:p text:style-name="Standard"/>
      <text:h text:style-name="Heading_20_2" text:outline-level="2">Definitions and acronyms</text:h>
      <text:h text:style-name="Heading_20_3" text:outline-level="3">Definitions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Keyword</text:p>
          </table:table-cell>
          <table:table-cell table:style-name="Table2.B1" office:value-type="string">
            <text:p text:style-name="P12">Definitions</text:p>
          </table:table-cell>
        </table:table-row>
        <table:table-row table:style-name="Table2.1"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13"/>
          </table:table-cell>
          <table:table-cell table:style-name="Table2.B3" office:value-type="string">
            <text:p text:style-name="P13"/>
          </table:table-cell>
        </table:table-row>
      </table:table>
      <text:p text:style-name="Standard"/>
      <text:h text:style-name="Heading_20_3" text:outline-level="3">Acronyms and abbreviations</text:h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Acronym or</text:p>
            <text:p text:style-name="P12">abbreviation</text:p>
          </table:table-cell>
          <table:table-cell table:style-name="Table3.B1" office:value-type="string">
            <text:p text:style-name="P12">Definitions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Acronyms"><text:span text:style-name="T4">NTR</text:span></text:span></text:p>
          </table:table-cell>
          <table:table-cell table:style-name="Table3.B2" office:value-type="string">
            <text:p text:style-name="P22">Nothing to Report.</text:p>
            <text:p text:style-name="P22">There is no information to a specific topic available or necessary.</text:p>
          </table:table-cell>
        </table:table-row>
        <table:table-row table:style-name="Table3.1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</table:table-row>
      </table:table>
      <text:p text:style-name="Standard"/>
      <text:h text:style-name="Heading_20_2" text:outline-level="2">References</text:h>
      <text:p text:style-name="Standard"/>
      <text:h text:style-name="P1" text:outline-level="1"><text:s/>Samples</text:h>
      <text:p text:style-name="Standard"/>
      <text:p text:style-name="Standard">Style for code samples – “SourceCode”</text:p>
      <text:p text:style-name="Standard"/>
      <text:p text:style-name="P26">0 <text:s text:c="8"/>1 <text:s text:c="8"/>2 <text:s text:c="8"/>3 <text:s text:c="8"/>4 <text:s text:c="8"/>5 <text:s text:c="8"/>6 <text:s text:c="8"/>7</text:p>
      <text:p text:style-name="P26">01234567890123456789012345678901234567890123456789012345678901234567890123456789</text:p>
      <text:p text:style-name="P26"/>
      <text:p text:style-name="P26">class CBitmapItem : public CBasicItem</text:p>
      <text:p text:style-name="P26">{</text:p>
      <text:p text:style-name="P26">public:</text:p>
      <text:p text:style-name="P26"/>
      <text:p text:style-name="P26"><text:tab/>CBitmapItem();</text:p>
      <text:p text:style-name="P26"><text:tab/>~CBitmapItem();</text:p>
      <text:p text:style-name="P26"/>
      <text:p text:style-name="P26">protected:as</text:p>
      <text:p text:style-name="P26"><text:tab/>int m_iOriginalWidth;</text:p>
      <text:p text:style-name="P26"><text:tab/>int m_iOriginalHeight;</text:p>
      <text:p text:style-name="P26"><text:tab/>BOOL m_bLoaded;</text:p>
      <text:p text:style-name="P26"><text:tab/>CBitmap* m_pBitmap;</text:p>
      <text:p text:style-name="P26"/>
      <text:p text:style-name="P26"><text:tab/>DECLARE_SERIAL (CBitmapItem)</text:p>
      <text:p text:style-name="P26">private:</text:p>
      <text:p text:style-name="P26"><text:tab/>CString m_sText;</text:p>
      <text:p text:style-name="P26"/>
      <text:p text:style-name="P26">public:</text:p>
      <text:p text:style-name="P26">//<text:tab/>int m_iObjectType;</text:p>
      <text:p text:style-name="P26"><text:tab/>int GetBitmapOriginalHeight();</text:p>
      <text:p text:style-name="P26"><text:tab/>int GetBitmapOriginalWidth();</text:p>
      <text:p text:style-name="Standard"/>
      <text:p text:style-name="Standard">Style for command sample – “Command”</text:p>
      <text:p text:style-name="P4">tar –xvt sources.tar ./sources/source/</text:p>
      <text:p text:style-name="Standard"/>
      <text:p text:style-name="Standard">Style for configuration files – “ConfigFile”</text:p>
      <text:p text:style-name="P9">[transfer]</text:p>
      <text:p text:style-name="P9">count=1</text:p>
      <text:p text:style-name="P9">Title0=Paradigm Plus 3.5</text:p>
      <text:p text:style-name="P9">WorkingDir0=C:\PP35</text:p>
      <text:p text:style-name="P9">Path0=C:\PP35\Bin\Paradigm.exe</text:p>
      <text:p text:style-name="P9">Params0= </text:p>
      <text:p text:style-name="Standard"/>
      <text:p text:style-name="Standard">Style for output – “Output”</text:p>
      <text:p text:style-name="Output">Fd</text:p>
      <text:p text:style-name="Output">Df</text:p>
      <text:p text:style-name="Output">Dffd</text:p>
      <text:p text:style-name="Output">Df</text:p>
      <text:p text:style-name="Output">Df</text:p>
      <text:p text:style-name="Output">Df</text:p>
      <text:p text:style-name="Output">Fd</text:p>
      <text:p text:style-name="Standard"/>
      <text:p text:style-name="Standard">Style for file names – “FileNames” (just select file name and choose this style)</text:p>
      <text:p text:style-name="Standard">Open <text:span text:style-name="FileNames">Netscape.ini </text:span>file.</text:p>
      <text:p text:style-name="Standard"/>
      <text:p text:style-name="Standard">Style for acronyms – “Acronyms” (just select acronym and choose this style)</text:p>
      <text:p text:style-name="Standard">Acronym <text:span text:style-name="Acronyms">ABB</text:span> is standard form for acronym.</text:p>
      <text:p text:style-name="Standard">Table definitions:</text:p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Acronym</text:p>
          </table:table-cell>
          <table:table-cell table:style-name="Table4.B1" office:value-type="string">
            <text:p text:style-name="P14">Definitions</text:p>
          </table:table-cell>
        </table:table-row>
        <text:soft-page-break/>
        <table:table-row table:style-name="Table4.1">
          <table:table-cell table:style-name="Table4.A2" office:value-type="string">
            <text:p text:style-name="Standard"><text:span text:style-name="Acronyms"><text:span text:style-name="T5">First column</text:span></text:span></text:p>
          </table:table-cell>
          <table:table-cell table:style-name="Table4.B2" office:value-type="string">
            <text:p text:style-name="Standard">Description for first column.</text:p>
          </table:table-cell>
        </table:table-row>
        <table:table-row table:style-name="Table4.1">
          <table:table-cell table:style-name="Table4.A2" office:value-type="string">
            <text:p text:style-name="Standard">Second column</text:p>
          </table:table-cell>
          <table:table-cell table:style-name="Table4.B2" office:value-type="string">
            <text:p text:style-name="Standard">Description for second column.</text:p>
          </table:table-cell>
        </table:table-row>
        <table:table-row table:style-name="Table4.1">
          <table:table-cell table:style-name="Table4.A4" office:value-type="string">
            <text:p text:style-name="Standard">Third column</text:p>
          </table:table-cell>
          <table:table-cell table:style-name="Table4.B4" office:value-type="string">
            <text:p text:style-name="Standard">Description for third column.</text:p>
            <text:p text:style-name="Standard"/>
          </table:table-cell>
        </table:table-row>
      </table:table>
      <text:p text:style-name="P6">Table <text:sequence text:ref-name="refTable0" text:name="Table" text:formula="ooow:Table+1" style:num-format="1">1</text:sequence>.<text:tab/>Caption for table. Style is “Caption”. Use menu Insert – Caption. Left indent is 0,75 cm from left margin.</text:p>
      <text:p text:style-name="P5"><draw:frame draw:style-name="fr1" draw:name="graphics1" text:anchor-type="as-char" svg:width="3.0016in" svg:height="2.7425in" draw:z-index="0"><draw:image xlink:href="Pictures/200000AB0000BC000000ABC6B0791D51.wmf" xlink:type="simple" xlink:show="embed" xlink:actuate="onLoad"/></draw:frame></text:p>
      <text:p text:style-name="P7">Figure <text:sequence text:ref-name="refFigure0" text:name="Figure" text:formula="ooow:Figure+1" style:num-format="1">1</text:sequence>.<text:tab/>Caption is centered, style is “Caption”. Select picture and use Insert – Caption.</text:p>
      <text:h text:style-name="P1" text:outline-level="1">List of Tables</text:h>
      <text:p text:style-name="Standard"/>
      <text:illustration-index text:style-name="Sect1" text:name="Illustration Index1">
        <text:illustration-index-source text:caption-sequence-name="TABLE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illustration-index-entry-template>
        </text:illustration-index-source>
        <text:index-body>
          <text:p text:style-name="P8">Table 1. Caption for table. Style is “Caption”. Use menu Insert – Caption. Left indent is 0,75 cm from left margin.<text:tab/>5</text:p>
        </text:index-body>
      </text:illustration-index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Grande" svg:font-family="'Lucida Grande'" style:font-family-generic="swiss"/>
    <style:font-face style:name="Lucida Sans1" svg:font-family="'Lucida Sans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justify" style:justify-single-word="false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Table_20_of_20_Figures" style:display-name="Table of Figures" style:family="paragraph" style:parent-style-name="Standard" style:next-style-name="Standard">
      <style:paragraph-properties fo:margin="100%" fo:margin-left="0.278in" fo:margin-right="0in" fo:text-indent="-0.278in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="100%"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text-indent="0in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="100%"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Comment_20_Text" style:display-name="Comment Text" style:family="paragraph" style:parent-style-name="Standard"/>
    <style:style style:name="SourceCode" style:family="paragraph" style:parent-style-name="Standard">
      <style:paragraph-properties fo:margin="100%" fo:margin-left="0.3in" fo:margin-right="-0.4in" fo:line-height="100%" fo:text-align="start" style:justify-single-word="false" fo:orphans="2" fo:widows="2" fo:text-indent="0in" style:auto-text-indent="false" fo:background-color="#f2f2f2" fo:padding-left="0in" fo:padding-right="0in" fo:padding-top="0.0138in" fo:padding-bottom="0.0138in" fo:border-left="none" fo:border-right="none" fo:border-top="0.0138in solid #000000" fo:border-bottom="0.0138in solid #000000">
        <style:background-image/>
      </style:paragraph-properties>
      <style:text-properties style:font-name="Courier New" fo:font-size="9pt" style:font-size-asian="9pt" style:font-name-complex="Courier New"/>
    </style:style>
    <style:style style:name="Command" style:family="paragraph" style:parent-style-name="Header">
      <style:paragraph-properties fo:margin="100%" fo:margin-left="0.2953in" fo:margin-right="0in" fo:line-height="100%" fo:text-align="start" style:justify-single-word="false" fo:orphans="2" fo:widows="2" fo:text-indent="0in" style:auto-text-indent="false" fo:background-color="#dfdfdf" fo:padding-left="0.0555in" fo:padding-right="0.0555in" fo:padding-top="0.0417in" fo:padding-bottom="0.0417in" fo:border="0.0138in solid #000000">
        <style:tab-stops/>
        <style:background-image/>
      </style:paragraph-properties>
      <style:text-properties style:font-name="Courier New" fo:font-size="12pt" fo:font-style="italic" fo:font-weight="bold" style:font-size-asian="12pt" style:font-style-asian="italic" style:font-weight-asian="bold" style:font-name-complex="Courier New"/>
    </style:style>
    <style:style style:name="ConfigFile" style:family="paragraph" style:parent-style-name="Standard">
      <style:paragraph-properties fo:margin="100%" fo:margin-left="0.2953in" fo:margin-right="0in" fo:line-height="100%" fo:text-align="start" style:justify-single-word="false" fo:orphans="2" fo:widows="2" fo:text-indent="0in" style:auto-text-indent="false" fo:padding-left="0.0555in" fo:padding-right="0.0555in" fo:padding-top="0.0138in" fo:padding-bottom="0.0138in" fo:border="0.0138in solid #000000" style:shadow="#000000 0.0693in 0.0693in"/>
      <style:text-properties style:font-name="Courier New" fo:font-weight="bold" style:font-weight-asian="bold" style:font-name-complex="Courier New"/>
    </style:style>
    <style:style style:name="Output" style:family="paragraph" style:parent-style-name="Standard">
      <style:paragraph-properties fo:margin="100%" fo:margin-left="0.2953in" fo:margin-right="0in" fo:line-height="100%" fo:text-align="start" style:justify-single-word="false" fo:orphans="2" fo:widows="2" fo:text-indent="0in" style:auto-text-indent="false" fo:padding-left="0.0555in" fo:padding-right="0.0555in" fo:padding-top="0in" fo:padding-bottom="0in" fo:border-left="0.0071in solid #000000" fo:border-right="0.0071in solid #000000" fo:border-top="none" fo:border-bottom="none"/>
      <style:text-properties style:font-name="Courier New" style:font-name-complex="Courier New"/>
    </style:style>
    <style:style style:name="DocumentInfo" style:family="paragraph" style:parent-style-name="Heading_20_2" style:list-style-name="WW8Num3">
      <style:paragraph-properties fo:margin-top="0.1665in" fo:margin-bottom="0.0417in" fo:line-height="100%" fo:text-align="start" style:justify-single-word="false" fo:orphans="2" fo:widows="2"/>
      <style:text-properties fo:font-size="12pt" fo:font-style="italic" style:font-size-asian="12pt" style:font-style-asian="italic"/>
    </style:style>
    <style:style style:name="Body_20_Text_20_Indent_20_2" style:display-name="Body Text Indent 2" style:family="paragraph" style:parent-style-name="Standard">
      <style:paragraph-properties fo:margin="100%" fo:margin-left="0.0311in" fo:margin-right="0in" fo:text-indent="0in" style:auto-text-indent="fals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/>
    </style:style>
    <style:style style:name="FileNames" style:family="text">
      <style:text-properties fo:font-style="italic" style:font-style-asian="italic"/>
    </style:style>
    <style:style style:name="Acronym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6.6479in" fo:margin-left="-0.0799in" table:align="left" style:writing-mode="lr-tb"/>
    </style:style>
    <style:style style:name="Table6.A" style:family="table-column">
      <style:table-column-properties style:column-width="4.4299in"/>
    </style:style>
    <style:style style:name="Table6.B" style:family="table-column">
      <style:table-column-properties style:column-width="2.218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5875in" fo:margin-left="-0.075in" table:align="left" style:writing-mode="lr-tb"/>
    </style:style>
    <style:style style:name="Table5.A" style:family="table-column">
      <style:table-column-properties style:column-width="2.1958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2pt" style:font-size-asian="12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Header">
      <style:text-properties fo:language="none" fo:country="none" style:language-asian="none" style:country-asian="none"/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<text:subject>Project Name</text:subject></text:p>
            </table:table-cell>
            <table:table-cell table:style-name="Table6.B1" office:value-type="string">
              <text:p text:style-name="MP1"><text:s text:c="2"/>Version: <text:s text:c="10"/><text:user-defined style:data-style-name="N0" text:name="Version Number">1.0</text:user-defined></text:p>
            </table:table-cell>
          </table:table-row>
          <table:table-row table:style-name="Table6.1">
            <table:table-cell table:style-name="Table6.A1" office:value-type="string">
              <text:p text:style-name="Standard"><text:title>{Document Type}</text:title></text:p>
            </table:table-cell>
            <table:table-cell table:style-name="Table6.B1" office:value-type="string">
              <text:p text:style-name="Standard"><text:s text:c="2"/>Date: <text:s/>2002-00-0</text:p>
            </table:table-cell>
          </table:table-row>
          <table:table-row table:style-name="Table6.1">
            <table:table-cell table:style-name="Table6.B1" table:number-columns-spanned="2" office:value-type="string">
              <text:p text:style-name="MP2"/>
            </table:table-cell>
            <table:covered-table-cell/>
          </table:table-row>
        </table:table>
        <text:p text:style-name="Header"/>
      </style:header>
      <style:foot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>Page <text:span text:style-name="Page_20_Number"><text:page-number text:select-page="current">6</text:page-number></text:span></text:p>
            </table:table-cell>
          </table:table-row>
        </table:table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Picture 1034" text:anchor-type="char" svg:x="2.5528in" svg:y="0.128in" svg:width="0.7535in" svg:height="0.7398in" draw:z-index="4"><draw:image xlink:href="Pictures/10000000000000E2000000DF9FDFEDC5.jpg" xlink:type="simple" xlink:show="embed" xlink:actuate="onLoad"/></draw:frame><draw:frame draw:style-name="Mfr1" draw:name="Picture 1029" text:anchor-type="char" svg:x="5.1811in" svg:y="0.4591in" svg:width="1.0508in" svg:height="0.4189in" draw:z-index="3"><draw:image xlink:href="Pictures/100002000000013D0000008D265F96E8.png" xlink:type="simple" xlink:show="embed" xlink:actuate="onLoad"/></draw:frame><text:span text:style-name="MT2"><draw:frame draw:style-name="Mfr2" draw:name="Picture 15" text:anchor-type="as-char" svg:width="0.5134in" svg:height="0.9146in" draw:z-index="1"><draw:image xlink:href="Pictures/100000000000001C00000032101CE2B8.png" xlink:type="simple" xlink:show="embed" xlink:actuate="onLoad"/></draw:frame></text:span><text:tab/><text:tab/></text:p>
        <text:p text:style-name="MP6"><draw:custom-shape text:anchor-type="char" draw:z-index="2" draw:name="Rectangle 19" draw:style-name="Mgr1" draw:text-style-name="MP7" svg:width="6.3752in" svg:height="0.0496in" svg:x="-0.0681in" svg:y="0.0362in"><text:p/><draw:enhanced-geometry svg:viewBox="0 0 21600 21600" draw:mirror-vertical="true" draw:type="rectangle" draw:enhanced-path="M 0 0 L 21600 0 21600 21600 0 21600 0 0 Z N"/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{Document Type}</dc:title>
    <dc:subject>Project Name</dc:subject>
    <meta:creation-date>2003-10-20T13:55:00</meta:creation-date>
    <dc:creator>Igor Čavrak</dc:creator>
    <dc:date>2012-10-19T16:01:23</dc:date>
    <meta:print-date>2000-10-31T09:28:00</meta:print-date>
    <meta:editing-cycles>12</meta:editing-cycles>
    <meta:editing-duration>PT36M</meta:editing-duration>
    <meta:document-statistic meta:table-count="6" meta:image-count="4" meta:object-count="0" meta:page-count="6" meta:paragraph-count="95" meta:word-count="323" meta:character-count="2260"/>
    <meta:generator>OpenOffice.org/3.4.1$Unix OpenOffice.org_project/341m1$Build-9593</meta:generator>
    <meta:user-defined meta:name="Version Number">1.0</meta:user-defined>
    <meta:user-defined meta:name="_AdHocReviewCycleID" meta:value-type="float">212127552</meta:user-defined>
    <meta:user-defined meta:name="_AuthorEmail">johan.fredriksson@mdh.se</meta:user-defined>
    <meta:user-defined meta:name="_AuthorEmailDisplayName">Johan Fredriksson</meta:user-defined>
    <meta:user-defined meta:name="_EmailSubject" meta:value-type="string">DSD course - project descriptions</meta:user-defined>
    <meta:user-defined meta:name="_ReviewingToolsShownOnce" meta:value-type="string"/>
  </office:meta>
</office:document-meta>
</file>